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cm" svg:stroke-color="#0084d1" draw:marker-start-width="0.23cm" draw:marker-end-width="0.23cm" draw:fill-color="#83ca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306cm" svg:height="5.06cm" svg:x="14.503cm" svg:y="4.7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0.534cm" svg:height="0.534cm" svg:x="13.7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54cm" svg:height="0.448cm" svg:x="13.849cm" svg:y="8.2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258cm" svg:height="0.172cm" svg:x="14.245cm" svg:y="6.2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8cm" svg:height="0.128cm" svg:x="17.821cm" svg:y="6.2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54cm" svg:height="0.671cm" draw:transform="rotate (1.5707963267949) translate (18.057cm 6.689cm)">
          <text:p/>
          <draw:enhanced-geometry svg:viewBox="0 0 21600 21600" draw:type="block-arc" draw:modifiers="-177.096808639273 5673.32677444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0.276cm" svg:height="0.654cm" svg:x="18.084cm" svg:y="8.194cm">
          <text:p/>
          <draw:enhanced-geometry svg:viewBox="0 0 21600 21600" draw:text-areas="0 0 21600 21600" draw:mirror-horizontal="true" draw:mirror-vertic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258cm" svg:height="0.172cm" svg:x="17.826cm" svg:y="8.4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6cm" svg:height="5.06cm" svg:x="5.296cm" svg:y="7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534cm" svg:height="0.534cm" svg:x="4.521cm" svg:y="8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54cm" svg:height="0.448cm" svg:x="4.642cm" svg:y="10.9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258cm" svg:height="0.172cm" svg:x="5.038cm" svg:y="8.8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8cm" svg:height="0.128cm" svg:x="8.614cm" svg:y="8.8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654cm" svg:height="0.671cm" draw:transform="rotate (1.5707963267949) translate (8.85cm 9.308cm)">
          <text:p/>
          <draw:enhanced-geometry svg:viewBox="0 0 21600 21600" draw:type="block-arc" draw:modifiers="-177.096808639273 5673.32677444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0.276cm" svg:height="0.654cm" svg:x="8.877cm" svg:y="10.813cm">
          <text:p/>
          <draw:enhanced-geometry svg:viewBox="0 0 21600 21600" draw:text-areas="0 0 21600 21600" draw:mirror-horizontal="true" draw:mirror-vertic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258cm" svg:height="0.172cm" svg:x="8.619cm" svg:y="11.05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3.712cm" svg:x1="13.728cm" svg:y1="6.362cm" svg:x2="8.85cm" svg:y2="8.981cm" draw:start-shape="id1" draw:start-glue-point="6" draw:end-shape="id2" draw:end-glue-point="0" svg:d="m13728 6362h-1742v2619h-3136" svg:viewBox="0 0 4879 26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7T09:46:32.78</meta:creation-date>
    <dc:date>2014-03-27T10:05:22.78</dc:date>
    <meta:editing-duration>P0D</meta:editing-duration>
    <meta:editing-cycles>1</meta:editing-cycles>
    <meta:generator>LibreOffice/4.0.0.3$Windows_x86 LibreOffice_project/7545bee9c2a0782548772a21bc84a9dcc583b89</meta:generator>
    <meta:document-statistic meta:object-count="17"/>
  </office:meta>
</office:document-meta>
</file>